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op-travellers/" text:style-name="Internet_20_link" text:visited-style-name="Visited_20_Internet_20_Link"><text:span text:style-name="T1">1407. Top Travellers</text:span></text:a></text:p>
      <text:section text:style-name="Sect1" text:name="headlessui-popover-button-:r1b:">
        <text:p text:style-name="Standard"/>
      </text:section>
      <text:p text:style-name="P4">Easy</text:p>
      <text:p text:style-name="P4">543</text:p>
      <text:p text:style-name="P4">58</text:p>
      <text:section text:style-name="Sect1" text:name="headlessui-popover-button-:r1g:">
        <text:p text:style-name="Standard"/>
      </text:section>
      <text:section text:style-name="Sect1" text:name="headlessui-popover-button-:r1j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User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id <text:s text:c="11"/>| int <text:s text:c="4"/>|</text:p>
      <text:p text:style-name="P2">| name <text:s text:c="9"/>| varchar |</text:p>
      <text:p text:style-name="P2">+---------------+---------+</text:p>
      <text:p text:style-name="P2">id is the column with unique values for this table.</text:p>
      <text:p text:style-name="P1">name is the name of the user.</text:p>
      <text:p text:style-name="P6"> </text:p>
      <text:p text:style-name="P7"><text:span text:style-name="T1">Table: </text:span><text:span text:style-name="Source_20_Text"><text:span text:style-name="T2">Ride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id <text:s text:c="11"/>| int <text:s text:c="4"/>|</text:p>
      <text:p text:style-name="P2">| user_id <text:s text:c="6"/>| int <text:s text:c="4"/>|</text:p>
      <text:p text:style-name="P2">| distance <text:s text:c="5"/>| int <text:s text:c="4"/>|</text:p>
      <text:p text:style-name="P2">+---------------+---------+</text:p>
      <text:p text:style-name="P2">id is the column with unique values for this table.</text:p>
      <text:p text:style-name="P1">user_id is the id of the user who traveled the distance "distance".</text:p>
      <text:p text:style-name="P6"> </text:p>
      <text:p text:style-name="P6">Write a solution to report the distance traveled by each user.</text:p>
      <text:p text:style-name="P7"><text:span text:style-name="T1">Return the result table ordered by </text:span><text:span text:style-name="Source_20_Text"><text:span text:style-name="T2">travelled_distance</text:span></text:span><text:span text:style-name="T1"> in </text:span><text:span text:style-name="Strong_20_Emphasis"><text:span text:style-name="T1">descending order</text:span></text:span><text:span text:style-name="T1">, if two or more users traveled the same distance, order them by their </text:span><text:span text:style-name="Source_20_Text"><text:span text:style-name="T2">name</text:span></text:span><text:span text:style-name="T1"> in </text:span><text:span text:style-name="Strong_20_Emphasis"><text:span text:style-name="T1">ascending order</text:span></text:span><text:span text:style-name="T1">.</text:span></text:p>
      <text:p text:style-name="P6">The 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Users table:</text:p>
      <text:p text:style-name="P2"><text:soft-page-break/>+------+-----------+</text:p>
      <text:p text:style-name="P2">| id <text:s text:c="2"/>| name <text:s text:c="5"/>|</text:p>
      <text:p text:style-name="P2">+------+-----------+</text:p>
      <text:p text:style-name="P2">| 1 <text:s text:c="3"/>| Alice <text:s text:c="4"/>|</text:p>
      <text:p text:style-name="P2">| 2 <text:s text:c="3"/>| Bob <text:s text:c="6"/>|</text:p>
      <text:p text:style-name="P2">| 3 <text:s text:c="3"/>| Alex <text:s text:c="5"/>|</text:p>
      <text:p text:style-name="P2">| 4 <text:s text:c="3"/>| Donald <text:s text:c="3"/>|</text:p>
      <text:p text:style-name="P2">| 7 <text:s text:c="3"/>| Lee <text:s text:c="6"/>|</text:p>
      <text:p text:style-name="P2">| 13 <text:s text:c="2"/>| Jonathan <text:s/>|</text:p>
      <text:p text:style-name="P2">| 19 <text:s text:c="2"/>| Elvis <text:s text:c="4"/>|</text:p>
      <text:p text:style-name="P2">+------+-----------+</text:p>
      <text:p text:style-name="P2">Rides table:</text:p>
      <text:p text:style-name="P2">+------+----------+----------+</text:p>
      <text:p text:style-name="P2">| id <text:s text:c="2"/>| user_id <text:s/>| distance |</text:p>
      <text:p text:style-name="P2">+------+----------+----------+</text:p>
      <text:p text:style-name="P2">| 1 <text:s text:c="3"/>| 1 <text:s text:c="7"/>| 120 <text:s text:c="5"/>|</text:p>
      <text:p text:style-name="P2">| 2 <text:s text:c="3"/>| 2 <text:s text:c="7"/>| 317 <text:s text:c="5"/>|</text:p>
      <text:p text:style-name="P2">| 3 <text:s text:c="3"/>| 3 <text:s text:c="7"/>| 222 <text:s text:c="5"/>|</text:p>
      <text:p text:style-name="P2">| 4 <text:s text:c="3"/>| 7 <text:s text:c="7"/>| 100 <text:s text:c="5"/>|</text:p>
      <text:p text:style-name="P2">| 5 <text:s text:c="3"/>| 13 <text:s text:c="6"/>| 312 <text:s text:c="5"/>|</text:p>
      <text:p text:style-name="P2">| 6 <text:s text:c="3"/>| 19 <text:s text:c="6"/>| 50 <text:s text:c="6"/>|</text:p>
      <text:p text:style-name="P2">| 7 <text:s text:c="3"/>| 7 <text:s text:c="7"/>| 120 <text:s text:c="5"/>|</text:p>
      <text:p text:style-name="P2">| 8 <text:s text:c="3"/>| 19 <text:s text:c="6"/>| 400 <text:s text:c="5"/>|</text:p>
      <text:p text:style-name="P2">| 9 <text:s text:c="3"/>| 7 <text:s text:c="7"/>| 230 <text:s text:c="5"/>|</text:p>
      <text:p text:style-name="P2">+------+----------+----------+</text:p>
      <text:p text:style-name="P3"><text:span text:style-name="Strong_20_Emphasis"><text:span text:style-name="T1">Output:</text:span></text:span><text:span text:style-name="T1"> </text:span></text:p>
      <text:p text:style-name="P2">+----------+--------------------+</text:p>
      <text:p text:style-name="P2">| name <text:s text:c="4"/>| travelled_distance |</text:p>
      <text:p text:style-name="P2">+----------+--------------------+</text:p>
      <text:p text:style-name="P2">| Elvis <text:s text:c="3"/>| 450 <text:s text:c="15"/>|</text:p>
      <text:p text:style-name="P2">| Lee <text:s text:c="5"/>| 450 <text:s text:c="15"/>|</text:p>
      <text:p text:style-name="P2">| Bob <text:s text:c="5"/>| 317 <text:s text:c="15"/>|</text:p>
      <text:p text:style-name="P2">| Jonathan | 312 <text:s text:c="15"/>|</text:p>
      <text:p text:style-name="P2">| Alex <text:s text:c="4"/>| 222 <text:s text:c="15"/>|</text:p>
      <text:p text:style-name="P2">| Alice <text:s text:c="3"/>| 120 <text:s text:c="15"/>|</text:p>
      <text:p text:style-name="P2">| Donald <text:s text:c="2"/>| 0 <text:s text:c="17"/>|</text:p>
      <text:p text:style-name="P2">+----------+--------------------+</text:p>
      <text:p text:style-name="P3"><text:span text:style-name="Strong_20_Emphasis"><text:span text:style-name="T1">Explanation:</text:span></text:span><text:span text:style-name="T1"> </text:span></text:p>
      <text:p text:style-name="P2">Elvis and Lee traveled 450 miles, Elvis is the top traveler as his name is alphabetically smaller than Lee.</text:p>
      <text:p text:style-name="P2">Bob, Jonathan, Alex, and Alice have only one ride and we just order them by the total distances of the ride.</text:p>
      <text:p text:style-name="P1">Donald did not have any rides, the distance traveled by him is 0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15:51:54.665000000</dc:date>
    <meta:editing-duration>PT21S</meta:editing-duration>
    <meta:editing-cycles>1</meta:editing-cycles>
    <meta:document-statistic meta:table-count="0" meta:image-count="0" meta:object-count="0" meta:page-count="2" meta:paragraph-count="76" meta:word-count="397" meta:character-count="2228" meta:non-whitespace-character-count="1539"/>
    <meta:generator>LibreOffice/7.2.2.2$Windows_X86_64 LibreOffice_project/02b2acce88a210515b4a5bb2e46cbfb63fe97d56</meta:generator>
  </office:meta>
</office:document-meta>
</file>